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aca" officeooo:paragraph-rsid="001e7aca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42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420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42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2" draw:style-name="gr2" draw:text-style-name="P3" svg:width="1.5004in" svg:height="0.6114in" svg:x="2.9043in" svg:y="-0.1283in"><text:p text:style-name="P2"><text:span text:style-name="T1">Project Idea</text:span>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3" svg:width="3.0567in" svg:height="0.6122in" svg:x="2.2098in" svg:y="0.8854in"><text:p text:style-name="P2"><text:span text:style-name="T1">Defining Requirements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3" svg:width="3.0567in" svg:height="0.6122in" svg:x="2.2098in" svg:y="1.9181in"><text:p text:style-name="P2"><text:span text:style-name="T1">Sketching Structure</text:span></text:p><draw:enhanced-geometry svg:viewBox="0 0 21600 21600" draw:type="rectangle" draw:enhanced-path="M 0 0 L 21600 0 21600 21600 0 21600 0 0 Z N"/></draw:custom-shape><draw:custom-shape text:anchor-type="paragraph" draw:z-index="5" draw:style-name="gr2" draw:text-style-name="P3" svg:width="3.0567in" svg:height="0.6122in" svg:x="0.4736in" svg:y="3.0429in"><text:p text:style-name="P2"><text:span text:style-name="T1">Distributing tasks</text:span>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3" svg:width="3.0567in" svg:height="0.6122in" svg:x="0.4181in" svg:y="5.4319in"><text:p text:style-name="P2"><text:span text:style-name="T1">Refine architecture</text:span></text:p><draw:enhanced-geometry svg:viewBox="0 0 21600 21600" draw:type="rectangle" draw:enhanced-path="M 0 0 L 21600 0 21600 21600 0 21600 0 0 Z N"/></draw:custom-shape><draw:custom-shape text:anchor-type="paragraph" draw:z-index="7" draw:style-name="gr2" draw:text-style-name="P3" svg:width="3.0567in" svg:height="0.6122in" svg:x="3.8071in" svg:y="3.0429in"><text:p text:style-name="P2"><text:span text:style-name="T1">Choosing Language</text:span></text:p><text:p text:style-name="P2"><text:span text:style-name="T1">&amp; Framework</text:span></text:p><draw:enhanced-geometry svg:viewBox="0 0 21600 21600" draw:type="rectangle" draw:enhanced-path="M 0 0 L 21600 0 21600 21600 0 21600 0 0 Z N"/></draw:custom-shape><draw:custom-shape text:anchor-type="paragraph" draw:z-index="8" draw:style-name="gr2" draw:text-style-name="P3" svg:width="3.0567in" svg:height="0.6122in" svg:x="3.9929in" svg:y="5.4319in"><text:p text:style-name="P2"><text:span text:style-name="T1">Unit Tests</text:span></text:p><draw:enhanced-geometry svg:viewBox="0 0 21600 21600" draw:type="rectangle" draw:enhanced-path="M 0 0 L 21600 0 21600 21600 0 21600 0 0 Z N"/></draw:custom-shape><draw:custom-shape text:anchor-type="paragraph" draw:z-index="9" draw:style-name="gr2" draw:text-style-name="P3" svg:width="3.0567in" svg:height="0.6122in" svg:x="2.2429in" svg:y="4.3484in"><text:p text:style-name="P2"><text:span text:style-name="T1">Implementation</text:span></text:p><draw:enhanced-geometry svg:viewBox="0 0 21600 21600" draw:type="rectangle" draw:enhanced-path="M 0 0 L 21600 0 21600 21600 0 21600 0 0 Z N"/></draw:custom-shape><draw:custom-shape text:anchor-type="paragraph" draw:z-index="10" draw:style-name="gr2" draw:text-style-name="P3" svg:width="3.0567in" svg:height="0.6122in" svg:x="2.1736in" svg:y="6.8484in"><text:p text:style-name="P2"><text:span text:style-name="T1">Acceptance tests</text:span></text:p><draw:enhanced-geometry svg:viewBox="0 0 21600 21600" draw:type="rectangle" draw:enhanced-path="M 0 0 L 21600 0 21600 21600 0 21600 0 0 Z N"/></draw:custom-shape><draw:custom-shape text:anchor-type="paragraph" draw:z-index="11" draw:style-name="gr2" draw:text-style-name="P3" svg:width="3.0567in" svg:height="0.6122in" svg:x="0.2016in" svg:y="8.5846in"><text:p text:style-name="P2"><text:span text:style-name="T1">Active Usage by</text:span></text:p><text:p text:style-name="P2"><text:span text:style-name="T1">Users</text:span></text:p><draw:enhanced-geometry svg:viewBox="0 0 21600 21600" draw:type="rectangle" draw:enhanced-path="M 0 0 L 21600 0 21600 21600 0 21600 0 0 Z N"/></draw:custom-shape><draw:custom-shape text:anchor-type="paragraph" draw:z-index="12" draw:style-name="gr2" draw:text-style-name="P3" svg:width="3.0567in" svg:height="0.6122in" svg:x="3.8984in" svg:y="8.5846in"><text:p text:style-name="P2"><text:span text:style-name="T1">Maintenance</text:span></text:p><draw:enhanced-geometry svg:viewBox="0 0 21600 21600" draw:type="rectangle" draw:enhanced-path="M 0 0 L 21600 0 21600 21600 0 21600 0 0 Z N"/></draw:custom-shape><draw:rect text:anchor-type="paragraph" draw:z-index="1" draw:style-name="gr1" draw:text-style-name="P2" svg:width="7.5559in" svg:height="2.3894in" svg:x="-0.2071in" svg:y="7.8484in"><text:p/></draw:rect><draw:custom-shape text:anchor-type="paragraph" draw:z-index="13" draw:style-name="gr3" svg:width="0.3335in" svg:height="0.4717in" svg:x="2.7791in" svg:y="4.960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0" draw:style-name="gr1" draw:text-style-name="P2" svg:width="7.5559in" svg:height="2.3894in" svg:x="-0.2209in" svg:y="4.0709in"><text:p/></draw:rect><draw:custom-shape text:anchor-type="paragraph" draw:z-index="14" draw:style-name="gr3" svg:width="0.3335in" svg:height="0.4717in" svg:x="4.3209in" svg:y="4.960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" draw:style-name="gr3" svg:width="0.5189in" svg:height="0.3898in" svg:x="3.4744in" svg:y="5.55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style-name="gr3" svg:width="0.6413in" svg:height="0.348in" svg:x="3.2575in" svg:y="8.73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7" draw:style-name="gr4" svg:width="0.2642in" svg:height="0.4031in" svg:x="3.5016in" svg:y="0.48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4" svg:width="0.2642in" svg:height="0.4031in" svg:x="3.5429in" svg:y="1.49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5" draw:text-style-name="P2" svg:width="0.528in" svg:height="0.5134in" svg:x="3.4043in" svg:y="2.528in"><text:p/><draw:enhanced-geometry svg:viewBox="0 0 787 799" draw:mirror-vertical="true" draw:type="non-primitive" draw:enhanced-path="M 439 12 L 535 102 391 246 252 108 349 12 0 0 12 348 108 258 282 433 282 799 511 799 511 427 685 252 781 348 787 0 439 12 Z N"/></draw:custom-shape><draw:custom-shape text:anchor-type="paragraph" draw:z-index="20" draw:style-name="gr4" svg:width="0.2642in" svg:height="0.4031in" svg:x="5.1819in" svg:y="3.6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style-name="gr4" svg:width="0.2642in" svg:height="0.4031in" svg:x="1.8071in" svg:y="3.6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style-name="gr4" svg:width="0.2642in" svg:height="0.4031in" svg:x="3.5846in" svg:y="6.445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style-name="gr4" svg:width="0.2642in" svg:height="0.4031in" svg:x="3.5709in" svg:y="7.46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4" draw:style-name="gr6" draw:text-style-name="P3" svg:width="1.6894in" svg:height="1.6016in" svg:x="-0.0583in" svg:y="-0.1299in"><text:p text:style-name="P2"><text:span text:style-name="T1">Continuously </text:span><text:span text:style-name="T1"><text:line-break/></text:span><text:span text:style-name="T1">write</text:span></text:p><text:p text:style-name="P2"><text:span text:style-name="T1">documentation</text:span></text:p></draw:rect><draw:custom-shape text:anchor-type="paragraph" draw:z-index="25" draw:style-name="gr7" svg:width="0.3622in" svg:height="0.4169in" svg:x="0.0783in" svg:y="1.4717in"><text:p/><draw:enhanced-geometry svg:viewBox="0 0 21600 21600" draw:text-areas="?f0 0 ?f2 ?f5" draw:type="down-arrow" draw:modifiers="16460.565723793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style-name="gr7" svg:width="0.3622in" svg:height="0.4169in" svg:x="0.472in" svg:y="1.4717in"><text:p/><draw:enhanced-geometry svg:viewBox="0 0 21600 21600" draw:text-areas="?f0 0 ?f2 ?f5" draw:type="down-arrow" draw:modifiers="16460.565723793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style-name="gr7" svg:width="0.3622in" svg:height="0.4169in" svg:x="0.8661in" svg:y="1.4717in"><text:p/><draw:enhanced-geometry svg:viewBox="0 0 21600 21600" draw:text-areas="?f0 0 ?f2 ?f5" draw:type="down-arrow" draw:modifiers="16460.565723793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style-name="gr7" svg:width="0.3622in" svg:height="0.4169in" svg:x="1.2598in" svg:y="1.4717in"><text:p/><draw:enhanced-geometry svg:viewBox="0 0 21600 21600" draw:text-areas="?f0 0 ?f2 ?f5" draw:type="down-arrow" draw:modifiers="16460.565723793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0:40:08.920246033</meta:creation-date>
    <dc:date>2014-05-27T01:02:58.502378910</dc:date>
    <meta:editing-duration>PT3M39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